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5:59:48</dc:date>
    <meta:editing-duration>PT15H47M48S</meta:editing-duration>
    <meta:editing-cycles>33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8" meta:word-count="123" meta:character-count="1501" meta:non-whitespace-character-count="1259"/>
  </office:meta>
</office:document-meta>
</file>